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A176529E.png" manifest:media-type="image/png"/>
  <manifest:file-entry manifest:full-path="Pictures/10000000000000C80000002C25194C6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A2" style:family="table-cell">
      <style:table-cell-properties style:vertical-align="top" fo:padding-left="0.176cm" fo:padding-right="0.176cm" fo:padding-top="0cm" fo:padding-bottom="0cm" fo:border="1pt solid #000000"/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A3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A4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A5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A6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A8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A9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A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A13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5" style:family="table-cell">
      <style:table-cell-properties style:vertical-align="top" fo:padding-left="0.176cm" fo:padding-right="0.176cm" fo:padding-top="0cm" fo:padding-bottom="0cm" fo:border="1pt solid #000000"/>
    </style:style>
    <style:style style:name="Table2.B15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a61c00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1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1155cc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a61c00"/>
    </style:style>
    <style:style style:name="T6" style:family="text">
      <style:text-properties fo:color="#666666"/>
    </style:style>
    <style:style style:name="T7" style:family="text">
      <style:text-properties fo:color="#666666" fo:font-size="10pt" style:font-size-asian="10pt" style:font-size-complex="10pt"/>
    </style:style>
    <style:style style:name="T8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fo:color="#666666" fo:font-size="12pt" officeooo:rsid="001dbc88" style:font-size-asian="12pt" style:font-size-complex="12pt"/>
    </style:style>
    <style:style style:name="T11" style:family="text">
      <style:text-properties fo:color="#666666" officeooo:rsid="001dbc88"/>
    </style:style>
    <style:style style:name="T12" style:family="text">
      <style:text-properties fo:color="#ffffff" style:text-line-through-style="none" style:text-line-through-type="none" style:font-name="Calibri" fo:font-size="11pt" fo:font-style="normal" style:text-underline-style="none" fo:font-weight="bold" fo:background-color="#000000" loext:char-shading-value="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3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1dbc88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Courier New" fo:font-size="10pt" fo:font-style="normal" style:text-underline-style="none" fo:font-weight="normal" fo:background-color="#efefef" loext:char-shading-value="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053cm" fo:margin-right="0.053cm" fo:margin-top="0.053cm" fo:margin-bottom="0.053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Checklist: Launching your Drupal Instance in the Cloud</text:span></text:p>
      <text:p text:style-name="P2"/>
      <text:p text:style-name="P1">First Name:<text:tab/><text:tab/><text:tab/><text:tab/><text:tab/>Last Name: <text:s text:c="2"/><text:tab/><text:tab/><text:tab/><text:tab/></text:p>
      <text:p text:style-name="P1">Project Name: <text:tab/><text:tab/><text:tab/><text:tab/>Date:</text:p>
      <text:p text:style-name="P4"/>
      <text:p text:style-name="P5"><text:span text:style-name="T6">This checklist describes the steps that need to be taken to launch a server running </text:span><text:span text:style-name="T11">RStudio</text:span><text:span text:style-name="T6"> </text:span><text:span text:style-name="T11">server</text:span><text:span text:style-name="T6"> on the NeCTAR cloud</text:span></text:p>
      <text:p text:style-name="P5"><text:span text:style-name="T7">If working online you can copy the </text:span><draw:frame draw:style-name="fr2" draw:name="1" text:anchor-type="as-char" svg:width="0.423cm" svg:height="0.423cm" draw:z-index="0"><draw:image xlink:href="Pictures/100002010000001000000010A176529E.png" xlink:type="simple" xlink:show="embed" xlink:actuate="onLoad"/></draw:frame><text:span text:style-name="T7"> and paste it in the boxes on the left as you progress. Otherwise fill the details in by hand :) 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<text:span text:style-name="T12">Bring up the launch instance dialogue: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5"><text:span text:style-name="T13">In a web browser navigate to </text:span><text:a xlink:type="simple" xlink:href="https://dashboard.rc.nectar.org.au/project/instances/" text:style-name="Internet_20_link" text:visited-style-name="Visited_20_Internet_20_Link">https</text:a><text:a xlink:type="simple" xlink:href="https://dashboard.rc.nectar.org.au/project/instances/" text:style-name="Internet_20_link" text:visited-style-name="Visited_20_Internet_20_Link">://</text:a><text:a xlink:type="simple" xlink:href="https://dashboard.rc.nectar.org.au/project/instances/" text:style-name="Internet_20_link" text:visited-style-name="Visited_20_Internet_20_Link">dashboard</text:a><text:a xlink:type="simple" xlink:href="https://dashboard.rc.nectar.org.au/project/instances/" text:style-name="Internet_20_link" text:visited-style-name="Visited_20_Internet_20_Link">.</text:a><text:a xlink:type="simple" xlink:href="https://dashboard.rc.nectar.org.au/project/instances/" text:style-name="Internet_20_link" text:visited-style-name="Visited_20_Internet_20_Link">rc</text:a><text:a xlink:type="simple" xlink:href="https://dashboard.rc.nectar.org.au/project/instances/" text:style-name="Internet_20_link" text:visited-style-name="Visited_20_Internet_20_Link">.</text:a><text:a xlink:type="simple" xlink:href="https://dashboard.rc.nectar.org.au/project/instances/" text:style-name="Internet_20_link" text:visited-style-name="Visited_20_Internet_20_Link">nectar</text:a><text:a xlink:type="simple" xlink:href="https://dashboard.rc.nectar.org.au/project/instances/" text:style-name="Internet_20_link" text:visited-style-name="Visited_20_Internet_20_Link">.</text:a><text:a xlink:type="simple" xlink:href="https://dashboard.rc.nectar.org.au/project/instances/" text:style-name="Internet_20_link" text:visited-style-name="Visited_20_Internet_20_Link">org</text:a><text:a xlink:type="simple" xlink:href="https://dashboard.rc.nectar.org.au/project/instances/" text:style-name="Internet_20_link" text:visited-style-name="Visited_20_Internet_20_Link">.</text:a><text:a xlink:type="simple" xlink:href="https://dashboard.rc.nectar.org.au/project/instances/" text:style-name="Internet_20_link" text:visited-style-name="Visited_20_Internet_20_Link">au</text:a><text:a xlink:type="simple" xlink:href="https://dashboard.rc.nectar.org.au/project/instances/" text:style-name="Internet_20_link" text:visited-style-name="Visited_20_Internet_20_Link">/</text:a><text:a xlink:type="simple" xlink:href="https://dashboard.rc.nectar.org.au/project/instances/" text:style-name="Internet_20_link" text:visited-style-name="Visited_20_Internet_20_Link">project</text:a><text:a xlink:type="simple" xlink:href="https://dashboard.rc.nectar.org.au/project/instances/" text:style-name="Internet_20_link" text:visited-style-name="Visited_20_Internet_20_Link">/</text:a><text:a xlink:type="simple" xlink:href="https://dashboard.rc.nectar.org.au/project/instances/" text:style-name="Internet_20_link" text:visited-style-name="Visited_20_Internet_20_Link">instances</text:a><text:a xlink:type="simple" xlink:href="https://dashboard.rc.nectar.org.au/project/instances/" text:style-name="Internet_20_link" text:visited-style-name="Visited_20_Internet_20_Link">/</text:a><text:span text:style-name="T13"> </text:span>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5"><text:span text:style-name="T13">The project name in the project drop down matches the project name above</text:span></text:p>
          </table:table-cell>
        </table:table-row>
        <table:table-row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5"><text:span text:style-name="T13">Press the “+ Launch Instance” button</text:span></text:p>
          </table:table-cell>
        </table:table-row>
      </table:table>
      <text:p text:style-name="P1"/>
      <text:p text:style-name="P5"><text:span text:style-name="T7">In the resultant dialogue titled Launch Instance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<text:span text:style-name="T12">Details tab:</text:span>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5"><text:span text:style-name="T14">Enter a meaningful name in the Instance Name field</text:span></text:p>
            <text:p text:style-name="P9"><text:span text:style-name="T14">The name you entered was:</text:span></text:p>
            <text:p text:style-name="P7"/>
            <text:p text:style-name="P10"/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5"><text:span text:style-name="T14">The Flavor is </text:span><text:span text:style-name="T16">m1.small</text:span></text:p>
          </table:table-cell>
        </table:table-row>
        <table:table-row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5"><text:span text:style-name="T14">The Instance Count is </text:span><text:span text:style-name="T16">1</text:span></text:p>
          </table:table-cell>
        </table:table-row>
        <table:table-row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5"><text:span text:style-name="T14">The Instance Boot Source is </text:span><text:span text:style-name="T16">Boot from image</text:span></text:p>
          </table:table-cell>
        </table:table-row>
        <table:table-row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5"><text:span text:style-name="T14">The Image Name is </text:span><text:span text:style-name="T17">mpaulo_rstudio</text:span><text:span text:style-name="T16"> (10.0GB)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<text:span text:style-name="T12">Access &amp; Security tab:</text:span></text:p>
          </table:table-cell>
        </table:table-row>
        <table:table-row>
          <table:table-cell table:style-name="Table2.A8" office:value-type="string">
            <text:p text:style-name="P6"/>
          </table:table-cell>
          <table:table-cell table:style-name="Table2.B8" office:value-type="string">
            <text:p text:style-name="P5"><text:span text:style-name="T14">Select a key pair to ssh into this instance with</text:span></text:p>
            <text:p text:style-name="P9"><text:span text:style-name="T14">The name you entered was:</text:span></text:p>
            <text:p text:style-name="P11"/>
            <text:p text:style-name="P10"/>
          </table:table-cell>
        </table:table-row>
        <table:table-row>
          <table:table-cell table:style-name="Table2.A9" office:value-type="string">
            <text:p text:style-name="P6"/>
          </table:table-cell>
          <table:table-cell table:style-name="Table2.B9" office:value-type="string">
            <text:p text:style-name="P5"><text:span text:style-name="T14">Selected appropriate security groups for this instance (must allow ingress on ports 80 and 22)</text:span></text:p>
            <text:p text:style-name="P9"><text:span text:style-name="T14">The security groups you selected were:</text:span></text:p>
            <text:p text:style-name="P11"/>
            <text:p text:style-name="P11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<text:span text:style-name="T12">Availability Zone:</text:span></text:p>
          </table:table-cell>
        </table:table-row>
        <table:table-row>
          <table:table-cell table:style-name="Table2.A11" office:value-type="string">
            <text:p text:style-name="P6"/>
          </table:table-cell>
          <table:table-cell table:style-name="Table2.B11" office:value-type="string">
            <text:p text:style-name="P5"><text:span text:style-name="T14">The default Availability Zone option of </text:span><text:span text:style-name="T16">(Any availability zone)</text:span><text:span text:style-name="T14"> is selected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<text:span text:style-name="T12">Post-Creation tab:</text:span></text:p>
          </table:table-cell>
        </table:table-row>
        <table:table-row>
          <table:table-cell table:style-name="Table2.A13" office:value-type="string">
            <text:p text:style-name="P6"/>
          </table:table-cell>
          <table:table-cell table:style-name="Table2.B13" office:value-type="string">
            <text:p text:style-name="P5"><text:span text:style-name="T14">In the Customisation Script edit box the following is entered:</text:span></text:p>
            <text:p text:style-name="P5"><text:span text:style-name="T18">#!/bin/bash -v</text:span></text:p>
            <text:p text:style-name="P5"><text:span text:style-name="T18">apt-get update &amp;&amp; apt-get -y upgrade</text:span></text:p>
            <text:p text:style-name="P8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<text:span text:style-name="T12">Advanced Options:</text:span></text:p>
          </table:table-cell>
        </table:table-row>
        <table:table-row>
          <table:table-cell table:style-name="Table2.A15" office:value-type="string">
            <text:p text:style-name="P6"/>
          </table:table-cell>
          <table:table-cell table:style-name="Table2.B15" office:value-type="string">
            <text:p text:style-name="P5"><text:span text:style-name="T14">The default Disk Partition option of </text:span><text:span text:style-name="T16">Automatic</text:span><text:span text:style-name="T14"> is selected</text:span></text:p>
          </table:table-cell>
        </table:table-row>
      </table:table>
      <text:p text:style-name="P1"/>
      <text:p text:style-name="P1">Press the “Launch” button…</text:p>
      <text:p text:style-name="P1">Once launched (Status is <text:span text:style-name="T19">Active</text:span>), click on the instance name and confirm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<text:span text:style-name="T12">Overview tab:</text:span></text:p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B2" office:value-type="string">
            <text:p text:style-name="P5"><text:span text:style-name="T14">The values selected in launching the instance above match the values displayed...</text:span></text:p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5"><text:span text:style-name="T14">The IP address for the instance is:</text:span></text:p>
            <text:p text:style-name="P7"/>
          </table:table-cell>
        </table:table-row>
      </table:table>
      <text:p text:style-name="P1"/>
      <text:p text:style-name="P1">Build a url to place in your browser by prepending “http://” to the IP address.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5"><text:span text:style-name="T12">URL works:</text:span>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5"><text:span text:style-name="T14">When visiting the constructed URL (along the lines of “</text:span><text:a xlink:type="simple" xlink:href="http://144.6.255.198/drupal7" text:style-name="Internet_20_link" text:visited-style-name="Visited_20_Internet_20_Link">http</text:a><text:a xlink:type="simple" xlink:href="http://144.6.255.198/drupal7" text:style-name="Internet_20_link" text:visited-style-name="Visited_20_Internet_20_Link">://144.6.255.198</text:a><text:span text:style-name="T14">”) </text:span><text:span text:style-name="T15">RStudio opens in your browser</text:span><text:span text:style-name="T14">.</text:span></text:p>
          </table:table-cell>
        </table:table-row>
      </table:table>
      <text:p text:style-name="P1"/>
      <text:p text:style-name="P1"><text:span text:style-name="T8">Congratulations!</text:span><text:span text:style-name="T9"> You have just spun a highly powered </text:span><text:span text:style-name="T10">RStudio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as-char" svg:width="3.845cm" svg:height="0.847cm" draw:z-index="1"><draw:image xlink:href="Pictures/10000000000000C80000002C25194C61.png" xlink:type="simple" xlink:show="embed" xlink:actuate="onLoad"/><svg:desc>V3 Alliance</svg:desc></draw:frame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dc:title/>
    <meta:initial-creator/>
    <dc:creator>Martin Paulo</dc:creator>
    <meta:editing-cycles>2</meta:editing-cycles>
    <dc:date>2015-03-26T13:11:43.752349000</dc:date>
    <meta:editing-duration>PT3M20S</meta:editing-duration>
    <meta:document-statistic meta:table-count="4" meta:image-count="2" meta:object-count="0" meta:page-count="1" meta:paragraph-count="40" meta:word-count="316" meta:character-count="1957" meta:non-whitespace-character-count="1663"/>
  </office:meta>
</office:document-meta>
</file>